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0598in"/>
    </style:style>
    <style:style style:name="co3" style:family="table-column">
      <style:table-column-properties fo:break-before="auto" style:column-width="2.3193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0138in solid #646464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row table:style-name="ro1">
          <table:table-cell table:style-name="ce1" office:value-type="string">
            <text:p>COD_CURSO</text:p>
          </table:table-cell>
          <table:table-cell table:style-name="ce1" office:value-type="string">
            <text:p>NOME_CURSO</text:p>
          </table:table-cell>
          <table:table-cell table:style-name="ce1" office:value-type="string">
            <text:p>NOME_PESSOA</text:p>
          </table:table-cell>
          <table:table-cell table:style-name="ce1" office:value-type="string">
            <text:p>ANO_EVASAO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LCIDES GONÇALVES LOPES JUNIOR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ANDREUS PINHEIRO BARBIERI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CEZAR AUGUSTO CONTINI BERNARDI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LIPE BRUM MELLO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FERNANDO FAÉ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ABRIEL COSTA BACKES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IANE ALESSIO BINOTTO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GUILHERME MIOLLO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JÉFERSON FARIAS DA SILVA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EONARDO DA CRUZ MARCUZZO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LUCAS SAIBT REAL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IANDRO SOMAVILLA DALCIN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MATHEUS GARAY TRINDADE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PAULO VINICIUS MENDONÇA CARDOSO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ICARDO SILVEIRA RODRIGUES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RÔMULO PULCINELLI BENEDETTI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THÁYGORO MINUZZI LEOPOLDINO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ICIUS LEAL TRINDADE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INÍCIUS FÜLBER GARCIA</text:p>
          </table:table-cell>
          <table:table-cell office:value-type="float" office:value="2016">
            <text:p>2016</text:p>
          </table:table-cell>
        </table:table-row>
        <table:table-row table:style-name="ro1">
          <table:table-cell office:value-type="string">
            <text:p>307</text:p>
          </table:table-cell>
          <table:table-cell office:value-type="string">
            <text:p>Ciência da Computação - Bacharelado</text:p>
          </table:table-cell>
          <table:table-cell office:value-type="string">
            <text:p>VÍTOR PEIXOTO MENEZES</text:p>
          </table:table-cell>
          <table:table-cell office:value-type="float" office:value="2016">
            <text:p>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15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3T15:11:59</dc:date>
    <meta:document-statistic meta:table-count="1" meta:cell-count="84" meta:object-count="0"/>
    <meta:generator>OpenOffice.org/3.4.1$Unix OpenOffice.org_project/341m1$Build-9593</meta:generator>
  </office:meta>
</office:document-meta>
</file>